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itstream Vera Sans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>
        <style:tab-stops>
          <style:tab-stop style:position="12.435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ru" fo:country="RU"/>
    </style:style>
    <style:style style:name="T3" style:family="text">
      <style:text-properties style:font-name="Liberation Sans1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1">1. Что и зачем нужно экранировать в РВ? Как это сделать?</text:span>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P3"><text:span text:style-name="Source_20_Text"><text:span text:style-name="T1">2. Опишите ваши действия (и </text:span></text:span><text:span text:style-name="Source_20_Text"><text:span text:style-name="T2">укажите</text:span></text:span><text:span text:style-name="Source_20_Text"><text:span text:style-name="T1">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3">без учета регистра</text:span></text:span><text:span text:style-name="Source_20_Text"><text:span text:style-name="T1"> </text:span></text:span><text:span text:style-name="Source_20_Text"><text:span text:style-name="T3">целые слова</text:span></text:span><text:span text:style-name="Source_20_Text"><text:span text:style-name="T1"> в тексте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Source_20_Text"><text:span text:style-name="T1">3. Какие </text:span></text:span><text:span text:style-name="Source_20_Text"><text:span text:style-name="T2">две </text:span></text:span><text:span text:style-name="Source_20_Text"><text:span text:style-name="T1">функции выполняют () скобки в РВ?</text:span></text:span></text:p>
      <text:p text:style-name="P1"/>
      <text:p text:style-name="P1"/>
      <text:p text:style-name="P1"/>
      <text:p text:style-name="P1"/>
      <text:p text:style-name="Standard"/>
      <text:p text:style-name="Standard"><text:span text:style-name="Source_20_Text"><text:span text:style-name="T1">4. Перечислите все способы, как получить то, что попадает в скобки.</text:span></text:span></text:p>
      <text:p text:style-name="Standard"/>
      <text:p text:style-name="P1"/>
      <text:p text:style-name="P1"/>
      <text:p text:style-name="P1"/>
      <text:p text:style-name="P1"/>
      <text:p text:style-name="P3"><text:span text:style-name="Source_20_Text"><text:span text:style-name="T1">5. Любая ли круглая скобка является захватывающей? Сколько будет captures в следующем случае</text:span></text:span><text:span text:style-name="Source_20_Text"><text:span text:style-name="T2"> и что они будут содержать?</text:span></text:span></text:p>
      <text:p text:style-name="Standard"/>
      <text:p text:style-name="Standard"><text:span text:style-name="Source_20_Text"><text:span text:style-name="T1"><text:tab/>&gt; “apples”.match /((p+))/</text:span></text:span></text:p>
      <text:p text:style-name="Standard"><text:span text:style-name="Source_20_Text"><text:span text:style-name="T2"/></text:span></text:p>
      <text:p text:style-name="P1"/>
      <text:p text:style-name="P1"/>
      <text:p text:style-name="P1"/>
      <text:p text:style-name="Standard"/>
      <text:p text:style-name="P2"><text:span text:style-name="Source_20_Text"><text:span text:style-name="T1">6. Как отключить захватывающий эффект у скобки? Переделайте пример выше так, чтобы одна из скобок стала незахватывающей</text:span></text:span><text:span text:style-name="Source_20_Text"><text:span text:style-name="T2">. Сколько будет captures?</text:span></text:span></text:p>
      <text:p text:style-name="Standard"/>
      <text:p text:style-name="Standard"><text:span text:style-name="Source_20_Text"><text:span text:style-name="T1"><text:tab/>&gt; “apples”.match </text:span></text:span></text:p>
      <text:p text:style-name="Standard"/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3"><text:soft-page-break/><text:span text:style-name="Source_20_Text"><text:span text:style-name="T1">7</text:span></text:span><text:span text:style-name="Source_20_Text"><text:span text:style-name="T2">.</text:span></text:span><text:span text:style-name="Source_20_Text"><text:span text:style-name="T1"> Можно ли вставить что-нибудь между ? и : в </text:span></text:span><text:span text:style-name="Source_20_Text"><text:span text:style-name="T2">следующей</text:span></text:span><text:span text:style-name="Source_20_Text"><text:span text:style-name="T1"> записи</text:span></text:span><text:span text:style-name="Source_20_Text"><text:span text:style-name="T2">? Если да, то что?</text:span></text:span></text:p>
      <text:p text:style-name="Standard"/>
      <text:p text:style-name="Standard"><text:span text:style-name="Source_20_Text"><text:span text:style-name="T1"><text:tab/>&gt; “apples”.match /(?:(p+))/</text:span></text:span></text:p>
      <text:p text:style-name="P1"/>
      <text:p text:style-name="P1"/>
      <text:p text:style-name="P1"/>
      <text:p text:style-name="P1"/>
      <text:p text:style-name="Standard"><text:span text:style-name="Source_20_Text"><text:span text:style-name="T1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P1"/>
      <text:p text:style-name="P1"/>
      <text:p text:style-name="P1"/>
      <text:p text:style-name="P1"/>
      <text:p text:style-name="P1"/>
      <text:p text:style-name="Standard"><text:span text:style-name="Source_20_Text"><text:span text:style-name="T1">9. </text:span></text:span><text:span text:style-name="Source_20_Text"><text:span text:style-name="T2">Перечислите</text:span></text:span><text:span text:style-name="Source_20_Text"><text:span text:style-name="T1"> опции, которые можно применять к РВ? Для чего они нужны?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Source_20_Text"><text:span text:style-name="T1">10. Как применить опцию к РВ? Сколько опций можно указать таким образом? Имеет ли значение порядок опций?</text:span></text:span><text:span text:style-name="Source_20_Text"><text:span text:style-name="T2"> (Ответить на все вопросы можно просто указав примеры РВ с опциями)</text:span></text:span></text:p>
      <text:p text:style-name="Standard"><text:span text:style-name="Source_20_Text"><text:span text:style-name="T2"/></text:span></text:p>
      <text:p text:style-name="Standard"><text:s/></text:p>
      <text:p text:style-name="P1"/>
      <text:p text:style-name="P1"/>
      <text:p text:style-name="P1"/>
      <text:p text:style-name="Standard"><text:span text:style-name="Source_20_Text"><text:span text:style-name="T1">11. Можно ли применить опцию/опции не ко всему РВ, а к его части? </text:span></text:span><text:span text:style-name="Source_20_Text"><text:span text:style-name="T2">Если да, то как это сделать</text:span></text:span><text:span text:style-name="Source_20_Text"><text:span text:style-name="T1">?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/></text:p>
      <text:p text:style-name="Standard"><text:span text:style-name="Source_20_Text"><text:span text:style-name="T1">12. Можно ли выключить опцию для конкретной скобки? </text:span></text:span><text:span text:style-name="Source_20_Text"><text:span text:style-name="T2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/>
      <text:p text:style-name="Standard"><text:span text:style-name="Source_20_Text"><text:span text:style-name="T1"><text:tab/>&gt; "apple".match /(?:PP)l/i</text:span></text:span></text:p>
      <text:p text:style-name="Standard"><text:span text:style-name="Source_20_Text"><text:span text:style-name="T2"><text:tab/></text:span></text:span><text:span text:style-name="Source_20_Text"><text:span text:style-name="T1">&gt; "apple".match</text:span></text:span></text:p>
      <text:p text:style-name="P1"/>
      <text:p text:style-name="P1"/>
      <text:p text:style-name="P1"/>
      <text:p text:style-name="P3"><text:soft-page-break/><text:span text:style-name="Source_20_Text"><text:span text:style-name="T1">13. Что заметчит следующее РВ? И почему</text:span></text:span><text:span text:style-name="Source_20_Text"><text:span text:style-name="T2"> (опишите словами или подчеркните в </text:span></text:span><text:span text:style-name="Source_20_Text"><text:span text:style-name="T1">str</text:span></text:span><text:span text:style-name="Source_20_Text"><text:span text:style-name="T2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1">lesson.30/test_re_13</text:span></text:span><text:span text:style-name="Source_20_Text"><text:span text:style-name="T2">.</text:span></text:span></text:p>
      <text:p text:style-name="Standard"/>
      <text:p text:style-name="Standard"><text:span text:style-name="Source_20_Text"><text:span text:style-name="T1"><text:tab/>&gt; str = "S p RING\nHas\nCome"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<text:tab/>&gt; re = /(?mx-i:[A-Z] .+ [A-Z])/</text:span></text:span></text:p>
      <text:p text:style-name="Standard"><text:span text:style-name="Source_20_Text"><text:span text:style-name="T1"><text:tab/>&gt; str.match re</text:span></text:span></text:p>
      <text:p text:style-name="Standard"/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1"/>
      <text:p text:style-name="Standard"/>
      <text:p text:style-name="P3"><text:span text:style-name="Source_20_Text"><text:span text:style-name="T1">14. Одинаково ли работают следующие конструкции? В чем отличия? </text:span></text:span><text:span text:style-name="Source_20_Text"><text:span text:style-name="T2">При необходимости можно воспользоваться скриптом </text:span></text:span><text:span text:style-name="Source_20_Text"><text:span text:style-name="T1">lesson.30/test_or_re</text:span></text:span></text:p>
      <text:p text:style-name="Standard"/>
      <text:p text:style-name="P4"><text:span text:style-name="Source_20_Text"><text:span text:style-name="T1">str = “I love bier and pears”</text:span></text:span></text:p>
      <text:p text:style-name="P4"/>
      <text:p text:style-name="P4"><text:span text:style-name="Source_20_Text"><text:span text:style-name="T1">if str =~ /pears/ || str =~ /bier/</text:span></text:span></text:p>
      <text:p text:style-name="P4"><text:span text:style-name="Source_20_Text"><text:span text:style-name="T1"><text:s text:c="2"/># are we here?</text:span></text:span></text:p>
      <text:p text:style-name="P4"><text:span text:style-name="Source_20_Text"><text:span text:style-name="T1">end</text:span></text:span></text:p>
      <text:p text:style-name="P4"/>
      <text:p text:style-name="P4"><text:span text:style-name="Source_20_Text"><text:span text:style-name="T1">if str =~ /(bier|pears)s?/</text:span></text:span></text:p>
      <text:p text:style-name="P4"><text:span text:style-name="Source_20_Text"><text:span text:style-name="T1"><text:s text:c="2"/># are we here?</text:span></text:span></text:p>
      <text:p text:style-name="P4"><text:span text:style-name="Source_20_Text"><text:span text:style-name="T1">end</text:span></text:span></text:p>
      <text:p text:style-name="Standard"/>
      <text:p text:style-name="Standard"/>
      <text:p text:style-name="Standard"/>
      <text:p text:style-name="Standard"><text:span text:style-name="Source_20_Text"><text:span text:style-name="T1">15. Расставьте, где сработают якоря ^$ и \A \Z </text:span></text:span><text:span text:style-name="Source_20_Text"><text:span text:style-name="T2">в</text:span></text:span><text:span text:style-name="Source_20_Text"><text:span text:style-name="T1"> следующих двух строках</text:span></text:span></text:p>
      <text:p text:style-name="Standard"/>
      <text:p text:style-name="Standard"><text:span text:style-name="Source_20_Text"><text:span text:style-name="T1"><text:tab/>Welcome, aliens!\n</text:span></text:span></text:p>
      <text:p text:style-name="Standard"/>
      <text:p text:style-name="Standard"><text:span text:style-name="Source_20_Text"><text:span text:style-name="T1"><text:tab/>Welcome,\n</text:span></text:span></text:p>
      <text:p text:style-name="Standard"><text:span text:style-name="Source_20_Text"><text:span text:style-name="T1"><text:tab/>aliens!\n</text:span></text:span></text:p>
      <text:p text:style-name="Standard"/>
      <text:p text:style-name="Standard"/>
      <text:p text:style-name="Standard"/>
      <text:p text:style-name="Standard"/>
      <text:p text:style-name="Standard"><text:span text:style-name="Source_20_Text"><text:span text:style-name="T1">16. Когда якоря ^$ и \A \Z работают одинаково?</text:span></text:span> </text:p>
      <text:p text:style-name="Standard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Bitstream Vera Sans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vertical-align="baseline" style:writing-mode="lr-tb"/>
      <style:text-properties style:use-window-font-color="true" style:font-name="Liberation Serif" fo:font-size="12pt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Bitstream Vera Sans Mono" style:font-name-asian="Bitstream Vera Sans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Nikolai Krot</dc:creator>
    <meta:editing-cycles>9</meta:editing-cycles>
    <meta:creation-date>2014-03-27T20:23:00</meta:creation-date>
    <dc:date>2014-04-03T20:33:07</dc:date>
    <meta:editing-duration>PT2M44S</meta:editing-duration>
    <meta:generator>LibreOffice/3.5$Linux_X86_64 LibreOffice_project/350m1$Build-2</meta:generator>
    <meta:document-statistic meta:table-count="0" meta:image-count="0" meta:object-count="0" meta:page-count="3" meta:paragraph-count="36" meta:word-count="358" meta:character-count="2274" meta:non-whitespace-character-count="19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